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able_20_Heading">
      <style:text-properties fo:font-size="2pt" style:font-size-asian="2pt" style:font-size-complex="2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ereo Jack<text:tab/><text:tab/><text:tab/>SC1488-1-ND<text:tab/><text:tab/><text:tab/>0.44 £<text:tab/>*1<text:tab/>0.44</text:p>
      <text:p text:style-name="Standard">Micro USB B<text:tab/><text:tab/><text:tab/>609-4613-1-ND<text:tab/><text:tab/>0.32 £<text:tab/>*1<text:tab/>0.32</text:p>
      <text:p text:style-name="Standard">3.3V Regulator<text:tab/><text:tab/>TC10553.3VCT713CT-ND<text:tab/>0.31 £<text:tab/>*1<text:tab/>0.31</text:p>
      <text:p text:style-name="Standard">PicAXE 18M2+<text:tab/><text:tab/>AXE015M2SM <text:tab/><text:tab/>2.64 £<text:tab/>*1<text:tab/>2.64<text:tab/>techsupplies.co.uk</text:p>
      <text:p text:style-name="Standard">DS1306<text:tab/><text:tab/><text:tab/>DS1306E+-ND<text:tab/><text:tab/>4.08 £<text:tab/>*1<text:tab/>4.08</text:p>
      <text:p text:style-name="Standard">RFM22B<text:tab/><text:tab/><text:tab/>RFM22B-868-S1<text:tab/><text:tab/>9.28 £<text:tab/>*1<text:tab/>9.28<text:tab/>uk.farnell.com</text:p>
      <text:p text:style-name="Standard">10 uF<text:tab/><text:tab/><text:tab/><text:tab/>445-4112-6-ND<text:tab/><text:tab/>0.22 £<text:tab/>*2<text:tab/>0.44<text:tab/></text:p>
      <text:p text:style-name="Standard">10 Kohm<text:tab/><text:tab/><text:tab/>RHM10KGCT-ND<text:tab/><text:tab/>0.07 £<text:tab/>*1<text:tab/>0.07</text:p>
      <text:p text:style-name="Standard">22 Kohm<text:tab/><text:tab/><text:tab/>P22KADCT-ND<text:tab/><text:tab/>0.17 £<text:tab/>*1<text:tab/>0.17</text:p>
      <text:p text:style-name="Standard">4.7 Kohm<text:tab/><text:tab/><text:tab/>P4.7KADCT-ND<text:tab/><text:tab/>0.17 £<text:tab/>*7<text:tab/>1.19<text:tab/></text:p>
      <text:p text:style-name="Standard">LED2<text:tab/><text:tab/><text:tab/><text:tab/>67-1684-1-ND<text:tab/><text:tab/>0.44 £<text:tab/>*1<text:tab/>0.44</text:p>
      <text:p text:style-name="Standard">100 nF<text:tab/><text:tab/><text:tab/><text:tab/>399-1099-6-ND<text:tab/><text:tab/>0.07 £<text:tab/>*3<text:tab/>0.21</text:p>
      <text:p text:style-name="Standard">100 uF<text:tab/><text:tab/><text:tab/><text:tab/>587-1349-1-ND<text:tab/><text:tab/>1.22 £<text:tab/>*1<text:tab/>1.22</text:p>
      <text:p text:style-name="Standard">100 pF<text:tab/><text:tab/><text:tab/><text:tab/>478-3717-1-ND<text:tab/><text:tab/>0.12 £<text:tab/>*1<text:tab/>0.12</text:p>
      <text:p text:style-name="Standard">100 Kohm<text:tab/><text:tab/><text:tab/>541-100KSACT-ND<text:tab/><text:tab/>0.15 £<text:tab/>*1<text:tab/>0.15</text:p>
      <text:p text:style-name="Standard">470 Ohm<text:tab/><text:tab/><text:tab/>RHM470DCT-ND<text:tab/><text:tab/>0.07 £<text:tab/>*1<text:tab/>0.07</text:p>
      <text:p text:style-name="Standard">Crystal<text:tab/><text:tab/><text:tab/><text:tab/>644-1171-1-ND<text:tab/><text:tab/>0.94 £<text:tab/>*1<text:tab/>0.94</text:p>
      <text:p text:style-name="Standard">0.1 F<text:tab/><text:tab/><text:tab/><text:tab/>604-1169-1-ND<text:tab/><text:tab/>3.67 £<text:tab/>*1<text:tab/>3.67</text:p>
      <text:p text:style-name="Standard">LED1<text:tab/><text:tab/><text:tab/><text:tab/>751-1116-ND<text:tab/><text:tab/><text:tab/>0.52 £<text:tab/>*1<text:tab/>0.52</text:p>
      <text:p text:style-name="Standard">Push Button<text:tab/><text:tab/><text:tab/>GH7480-ND<text:tab/><text:tab/><text:tab/>2.17 £<text:tab/>*1<text:tab/>2.17</text:p>
      <text:p text:style-name="Standard">LDR <text:tab/><text:tab/><text:tab/><text:tab/>SEN002 <text:tab/><text:tab/><text:tab/>0.29 £<text:tab/>*1<text:tab/>0.29<text:tab/>techsupplies.co.uk</text:p>
      <text:p text:style-name="Standard">DS18B20<text:tab/><text:tab/><text:tab/>DS18B20+T&amp;RCT-ND<text:tab/>3.34 £<text:tab/>*1<text:tab/>3.34</text:p>
      <text:p text:style-name="Standard">Screw Terminal 2 pin<text:tab/><text:tab/>A98036-ND<text:tab/><text:tab/><text:tab/>0.35 £<text:tab/>*1<text:tab/>0.35<text:tab/></text:p>
      <text:p text:style-name="Standard">Pin Headers 32 <text:s/>pins<text:tab/><text:tab/>SAM1111-32-ND<text:tab/><text:tab/>4.75 £<text:tab/>*1<text:tab/>4.75<text:tab/>need female part?</text:p>
      <text:p text:style-name="Standard"/>
      <text:p text:style-name="Standard"><text:tab/><text:tab/><text:tab/><text:tab/><text:tab/><text:tab/><text:tab/><text:tab/>Total approx<text:tab/><text:span text:style-name="T1">37,18</text:span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 Herrmannsen</meta:initial-creator>
    <meta:creation-date>2013-03-04T09:39:20</meta:creation-date>
    <dc:date>2013-03-06T01:13:56</dc:date>
    <dc:creator>Bo Herrmannsen</dc:creator>
    <meta:editing-duration>PT12H8M39S</meta:editing-duration>
    <meta:editing-cycles>6</meta:editing-cycles>
    <meta:generator>OpenOffice.org/3.3$Unix OpenOffice.org_project/330m20$Build-9567</meta:generator>
    <meta:document-statistic meta:table-count="0" meta:image-count="0" meta:object-count="0" meta:page-count="1" meta:paragraph-count="25" meta:word-count="175" meta:character-count="1062"/>
  </office:meta>
</office:document-meta>
</file>